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Monat</text:p>
          </table:table-cell>
          <table:table-cell table:style-name="ce1" office:value-type="string">
            <text:p>Umsatz</text:p>
          </table:table-cell>
          <table:table-cell office:value-type="string">
            <text:p>Gewinn</text:p>
          </table:table-cell>
        </table:table-row>
        <table:table-row table:style-name="ro2">
          <table:table-cell office:value-type="string">
            <text:p>April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ai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Juni</text:p>
          </table:table-cell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Juli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August</text:p>
          </table:table-cell>
          <table:table-cell table:style-name="ce2" office:value-type="string">
            <text:p>160.50</text:p>
          </table:table-cell>
          <table:table-cell office:value-type="float" office:value="50">
            <text:p>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31">31.03.2007</text:date>, <text:time>06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Lars Behrmann</meta:initial-creator>
    <meta:creation-date>2006-01-21T09:43:08</meta:creation-date>
    <dc:creator>Lars Behrmann</dc:creator>
    <dc:date>2007-03-31T06:37:54</dc:date>
    <dc:language>en-US</dc:language>
    <meta:editing-cycles>4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